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200%" style:writing-mode="page"/>
      <style:text-properties officeooo:rsid="000475d8" officeooo:paragraph-rsid="000475d8"/>
    </style:style>
    <style:style style:name="P2" style:family="paragraph" style:parent-style-name="Standard" style:list-style-name="L1">
      <style:paragraph-properties fo:line-height="200%" style:writing-mode="page"/>
      <style:text-properties officeooo:rsid="000475d8" officeooo:paragraph-rsid="000475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el Smith</text:p>
      <text:p text:style-name="P1">Lab 9 – Priority Queue</text:p>
      <text:p text:style-name="P1">CSE 330 Data Structures</text:p>
      <text:p text:style-name="P1">Winter 2017</text:p>
      <text:p text:style-name="P1"/>
      <text:list xml:id="list2518487336071130876" text:style-name="L1">
        <text:list-item>
          <text:p text:style-name="P2">The Priority Queue class is fully functional. No bugs or errors are in the program. Successfully runs the Priority_Queue_test.cpp and the test.cpp programs until completion</text:p>
        </text:list-item>
        <text:list-item>
          <text:p text:style-name="P2">The Priority Queue class has a worst-case time complexity of O(log(n)). As well as a worst-case storage complexity of O(n).</text:p>
        </text:list-item>
        <text:list-item>
          <text:p text:style-name="P2">Source Code – Priority_queue.h, Priority_Queue_test.cpp, and test.cpp</text:p>
        </text:list-item>
        <text:list-item>
          <text:p text:style-name="P2">Typescript of sample runs of Priority_Queue_test.cpp and test.cp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4:25:36.979900723</meta:creation-date>
    <dc:date>2017-03-13T14:29:06.440931751</dc:date>
    <meta:editing-duration>PT3M29S</meta:editing-duration>
    <meta:editing-cycles>1</meta:editing-cycles>
    <meta:document-statistic meta:table-count="0" meta:image-count="0" meta:object-count="0" meta:page-count="1" meta:paragraph-count="8" meta:word-count="75" meta:character-count="506" meta:non-whitespace-character-count="441"/>
    <meta:generator>LibreOffice/5.2.2.2$Linux_X86_64 LibreOffice_project/8f96e87c890bf8fa77463cd4b640a2312823f3ad</meta:generator>
  </office:meta>
</office:document-meta>
</file>